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64cm" fo:min-width="3.566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Extrémités_20_de_20_flèche_20_5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494cm" fo:min-width="0.507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Extrémités_20_de_20_flèche_20_6" draw:marker-end-width="0.3cm" draw:fill="none" draw:textarea-vertical-align="middle" loext:decorative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1.164cm" fo:min-width="3.177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0.8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Extrémités_20_de_20_flèche_20_8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Extrémités_20_de_20_flèche_20_9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Extrémités_20_de_20_flèche_20_10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 style:writing-mode="lr-tb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paragraph-properties fo:text-align="center" style:writing-mode="lr-tb"/>
      <style:text-properties fo:font-size="8pt"/>
    </style:style>
    <style:style style:name="P6" style:family="paragraph">
      <style:paragraph-properties fo:text-align="center"/>
      <style:text-properties fo:font-size="10pt" style:font-weight-complex="600"/>
    </style:style>
    <style:style style:name="P7" style:family="paragraph">
      <loext:graphic-properties draw:fill-color="#ffff00"/>
      <style:paragraph-properties fo:text-align="center" style:writing-mode="lr-tb"/>
      <style:text-properties fo:font-size="10pt" style:font-weight-complex="600"/>
    </style:style>
    <style:style style:name="P8" style:family="paragraph">
      <loext:graphic-properties draw:fill="none" draw:fill-color="#ffffff"/>
      <style:text-properties fo:font-size="12pt"/>
    </style:style>
    <style:style style:name="T1" style:family="text">
      <style:text-properties fo:font-size="16pt"/>
    </style:style>
    <style:style style:name="T2" style:family="text">
      <style:text-properties fo:font-size="10pt" fo:font-weight="bold" style:font-weight-asian="bold" style:font-weight-complex="600"/>
    </style:style>
    <style:style style:name="T3" style:family="text">
      <style:text-properties fo:color="#158466" loext:opacity="100%" fo:font-size="10pt" style:font-weight-complex="600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75cm" svg:height="2cm" svg:x="5.8cm" svg:y="1.2cm">
          <text:p text:style-name="P1"><text:span text:style-name="T1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501cm" svg:y1="3.903cm" svg:x2="8.675cm" svg:y2="3.2cm" draw:start-shape="id1" draw:start-glue-point="4" draw:end-shape="id2" draw:end-glue-point="8" svg:d="M5501 3903c0-526 3174-175 3174-703" svg:viewBox="0 0 3175 704">
          <text:p/>
        </draw:connector>
        <draw:custom-shape draw:style-name="gr3" draw:text-style-name="P5" xml:id="id3" draw:id="id3" draw:layer="layout" svg:width="1.423cm" svg:height="1.05cm" svg:x="2.327cm" svg:y="6.85cm"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3.039cm" svg:y1="6.85cm" svg:x2="3.662cm" svg:y2="5.61cm" draw:start-shape="id3" draw:start-glue-point="4" draw:end-shape="id1" draw:end-glue-point="7" svg:d="M3039 6850c0-709 623-90 623-1240" svg:viewBox="0 0 624 1241">
          <text:p/>
        </draw:connector>
        <draw:custom-shape draw:style-name="gr5" draw:text-style-name="P2" xml:id="id1" draw:id="id1" draw:layer="layout" svg:width="5.199cm" svg:height="2cm" svg:x="2.901cm" svg:y="3.903cm">
          <text:p text:style-name="P1"><text:span text:style-name="T1">nouvelle_</text:span></text:p>
          <text:p text:style-name="P1"><text:span text:style-name="T1">resolu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35cm" svg:height="1cm" svg:x="6.7cm" svg:y="4.35cm">
          <text:p text:style-name="P6"><text:span text:style-name="T2">y</text:span></text:p>
          <text:p text:style-name="P6"><text:span text:style-name="T3">102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5cm" svg:height="1cm" svg:x="2.8cm" svg:y="4.35cm">
          <text:p text:style-name="P6"><text:span text:style-name="T2">x</text:span></text:p>
          <text:p text:style-name="P6"><text:span text:style-name="T3">108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423cm" svg:height="1.05cm" svg:x="3.927cm" svg:y="6.85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423cm" svg:height="1.05cm" svg:x="5.527cm" svg:y="6.8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1.423cm" svg:height="1.05cm" svg:x="7.227cm" svg:y="6.85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4.639cm" svg:y1="6.851cm" svg:x2="5.501cm" svg:y2="5.903cm" draw:start-shape="id4" draw:start-glue-point="4" draw:end-shape="id1" draw:end-glue-point="8" svg:d="M4639 6851c0-709 862-236 862-948" svg:viewBox="0 0 863 949">
          <text:p/>
        </draw:connector>
        <draw:connector draw:style-name="gr8" draw:text-style-name="P3" draw:layer="layout" draw:type="curve" svg:x1="6.239cm" svg:y1="6.852cm" svg:x2="5.501cm" svg:y2="5.903cm" draw:start-shape="id5" draw:start-glue-point="4" draw:end-shape="id1" draw:end-glue-point="8" svg:d="M6239 6852c0-711-738-237-738-949" svg:viewBox="0 0 739 950">
          <text:p/>
        </draw:connector>
        <draw:connector draw:style-name="gr9" draw:text-style-name="P3" draw:layer="layout" draw:type="curve" svg:x1="7.939cm" svg:y1="6.853cm" svg:x2="7.339cm" svg:y2="5.61cm" draw:start-shape="id6" draw:start-glue-point="4" draw:end-shape="id1" draw:end-glue-point="9" svg:d="M7939 6853c0-711-600-90-600-1243" svg:viewBox="0 0 601 1244">
          <text:p/>
        </draw:connector>
        <draw:frame draw:style-name="gr10" draw:text-style-name="P8" draw:layer="layout" svg:width="1.353cm" svg:height="0.725cm" svg:x="2.447cm" svg:y="7.025cm">
          <draw:text-box>
            <text:p><text:span text:style-name="T4">setX</text:span></text:p>
          </draw:text-box>
        </draw:frame>
        <draw:frame draw:style-name="gr10" draw:text-style-name="P8" draw:layer="layout" svg:width="1.353cm" svg:height="0.725cm" svg:x="4.048cm" svg:y="7.026cm">
          <draw:text-box>
            <text:p><text:span text:style-name="T4">setY</text:span></text:p>
          </draw:text-box>
        </draw:frame>
        <draw:frame draw:style-name="gr11" draw:text-style-name="P8" draw:layer="layout" svg:width="1.401cm" svg:height="1.199cm" svg:x="5.649cm" svg:y="7.027cm">
          <draw:text-box>
            <text:p><text:span text:style-name="T4">getX</text:span></text:p>
          </draw:text-box>
        </draw:frame>
        <draw:frame draw:style-name="gr11" draw:text-style-name="P8" draw:layer="layout" svg:width="1.401cm" svg:height="1.199cm" svg:x="7.25cm" svg:y="7.028cm">
          <draw:text-box>
            <text:p><text:span text:style-name="T4">getY</text:span></text:p>
          </draw:text-box>
        </draw:frame>
        <draw:connector draw:style-name="gr2" draw:text-style-name="P3" draw:layer="layout" draw:type="curve" svg:x1="12cm" svg:y1="3.955cm" svg:x2="8.675cm" svg:y2="3.2cm" draw:start-shape="id7" draw:start-glue-point="4" draw:end-shape="id2" draw:end-glue-point="8" svg:d="M12000 3955c0-565-3325-188-3325-755" svg:viewBox="0 0 3326 756">
          <text:p/>
        </draw:connector>
        <draw:custom-shape draw:style-name="gr3" draw:text-style-name="P5" xml:id="id8" draw:id="id8" draw:layer="layout" svg:width="1.423cm" svg:height="1.05cm" svg:x="8.826cm" svg:y="6.902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9.538cm" svg:y1="6.902cm" svg:x2="10.161cm" svg:y2="5.662cm" draw:start-shape="id8" draw:start-glue-point="4" draw:end-shape="id7" draw:end-glue-point="7" svg:d="M9538 6902c0-709 623-90 623-1240" svg:viewBox="0 0 624 1241">
          <text:p/>
        </draw:connector>
        <draw:custom-shape draw:style-name="gr5" draw:text-style-name="P2" xml:id="id7" draw:id="id7" draw:layer="layout" svg:width="5.199cm" svg:height="2cm" svg:x="9.4cm" svg:y="3.955cm">
          <text:p text:style-name="P1"><text:span text:style-name="T1">nouvelle_</text:span></text:p>
          <text:p text:style-name="P1"><text:span text:style-name="T1">resolu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35cm" svg:height="1cm" svg:x="13.199cm" svg:y="4.402cm">
          <text:p text:style-name="P6"><text:span text:style-name="T2">y</text:span></text:p>
          <text:p text:style-name="P6"><text:span text:style-name="T3">60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5cm" svg:height="1cm" svg:x="9.299cm" svg:y="4.402cm">
          <text:p text:style-name="P6"><text:span text:style-name="T2">x</text:span></text:p>
          <text:p text:style-name="P6"><text:span text:style-name="T3">8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1.423cm" svg:height="1.05cm" svg:x="10.426cm" svg:y="6.90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1.423cm" svg:height="1.05cm" svg:x="12.026cm" svg:y="6.90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1.423cm" svg:height="1.05cm" svg:x="13.726cm" svg:y="6.90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1.138cm" svg:y1="6.903cm" svg:x2="12cm" svg:y2="5.955cm" draw:start-shape="id9" draw:start-glue-point="4" draw:end-shape="id7" draw:end-glue-point="8" svg:d="M11138 6903c0-709 862-236 862-948" svg:viewBox="0 0 863 949">
          <text:p/>
        </draw:connector>
        <draw:connector draw:style-name="gr8" draw:text-style-name="P3" draw:layer="layout" draw:type="curve" svg:x1="12.738cm" svg:y1="6.904cm" svg:x2="12cm" svg:y2="5.955cm" draw:start-shape="id10" draw:start-glue-point="4" draw:end-shape="id7" draw:end-glue-point="8" svg:d="M12738 6904c0-711-738-237-738-949" svg:viewBox="0 0 739 950">
          <text:p/>
        </draw:connector>
        <draw:connector draw:style-name="gr9" draw:text-style-name="P3" draw:layer="layout" draw:type="curve" svg:x1="14.438cm" svg:y1="6.905cm" svg:x2="13.838cm" svg:y2="5.662cm" draw:start-shape="id11" draw:start-glue-point="4" draw:end-shape="id7" draw:end-glue-point="9" svg:d="M14438 6905c0-711-600-90-600-1243" svg:viewBox="0 0 601 1244">
          <text:p/>
        </draw:connector>
        <draw:frame draw:style-name="gr10" draw:text-style-name="P8" draw:layer="layout" svg:width="1.353cm" svg:height="0.725cm" svg:x="8.946cm" svg:y="7.077cm">
          <draw:text-box>
            <text:p><text:span text:style-name="T4">setX</text:span></text:p>
          </draw:text-box>
        </draw:frame>
        <draw:frame draw:style-name="gr10" draw:text-style-name="P8" draw:layer="layout" svg:width="1.353cm" svg:height="0.725cm" svg:x="10.547cm" svg:y="7.078cm">
          <draw:text-box>
            <text:p><text:span text:style-name="T4">setY</text:span></text:p>
          </draw:text-box>
        </draw:frame>
        <draw:frame draw:style-name="gr11" draw:text-style-name="P8" draw:layer="layout" svg:width="1.401cm" svg:height="1.199cm" svg:x="12.148cm" svg:y="7.079cm">
          <draw:text-box>
            <text:p><text:span text:style-name="T4">getX</text:span></text:p>
          </draw:text-box>
        </draw:frame>
        <draw:frame draw:style-name="gr11" draw:text-style-name="P8" draw:layer="layout" svg:width="1.401cm" svg:height="1.199cm" svg:x="13.849cm" svg:y="7.08cm">
          <draw:text-box>
            <text:p><text:span text:style-name="T4">get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1:26:15.900495131</meta:creation-date>
    <dc:date>2024-07-30T16:15:54.584500847</dc:date>
    <meta:editing-duration>PT2H33M22S</meta:editing-duration>
    <meta:editing-cycles>27</meta:editing-cycles>
    <meta:generator>LibreOffice/7.6.7.2$Linux_X86_64 LibreOffice_project/60$Build-2</meta:generator>
    <meta:document-statistic meta:object-count="33"/>
  </office:meta>
</office:document-meta>
</file>